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o stretchy="false">(</mo>
              <mrow>
                <msub>
                  <mi>x</mi>
                  <mn>0</mn>
                </msub>
                <mrow>
                  <msup>
                    <mo stretchy="false">ϵ</mo>
                    <mn>0</mn>
                  </msup>
                  <mo stretchy="false">+</mo>
                  <msub>
                    <mi>x</mi>
                    <mn>1</mn>
                  </msub>
                </mrow>
                <mrow>
                  <msup>
                    <mo stretchy="false">ϵ</mo>
                    <mn>1</mn>
                  </msup>
                  <mo stretchy="false">+</mo>
                  <msub>
                    <mi>x</mi>
                    <mn>2</mn>
                  </msub>
                </mrow>
                <mrow>
                  <msup>
                    <mo stretchy="false">ϵ</mo>
                    <mn>2</mn>
                  </msup>
                  <mo stretchy="false">+</mo>
                  <msub>
                    <mi>x</mi>
                    <mn>3</mn>
                  </msub>
                </mrow>
                <mrow>
                  <msup>
                    <mo stretchy="false">ϵ</mo>
                    <mn>3</mn>
                  </msup>
                  <mo stretchy="false">+</mo>
                  <msub>
                    <mi>x</mi>
                    <mn>4</mn>
                  </msub>
                </mrow>
                <msup>
                  <mo stretchy="false">ϵ</mo>
                  <mn>4</mn>
                </msup>
              </mrow>
              <mo stretchy="false">)</mo>
            </mrow>
            <mrow>
              <mo stretchy="false">(</mo>
              <mrow>
                <msub>
                  <mi>x</mi>
                  <mn>0</mn>
                </msub>
                <mrow>
                  <msup>
                    <mo stretchy="false">ϵ</mo>
                    <mn>0</mn>
                  </msup>
                  <mo stretchy="false">−</mo>
                  <msub>
                    <mi>x</mi>
                    <mn>1</mn>
                  </msub>
                </mrow>
                <mrow>
                  <msup>
                    <mo stretchy="false">ϵ</mo>
                    <mn>1</mn>
                  </msup>
                  <mo stretchy="false">−</mo>
                  <msub>
                    <mi>x</mi>
                    <mn>2</mn>
                  </msub>
                </mrow>
                <mrow>
                  <msup>
                    <mo stretchy="false">ϵ</mo>
                    <mn>2</mn>
                  </msup>
                  <mo stretchy="false">−</mo>
                  <msub>
                    <mi>x</mi>
                    <mn>3</mn>
                  </msub>
                </mrow>
                <mrow>
                  <msup>
                    <mo stretchy="false">ϵ</mo>
                    <mn>3</mn>
                  </msup>
                  <mo stretchy="false">−</mo>
                  <msub>
                    <mi>x</mi>
                    <mn>4</mn>
                  </msub>
                </mrow>
                <msup>
                  <mo stretchy="false">ϵ</mo>
                  <mn>4</mn>
                </msup>
              </mrow>
              <mo stretchy="false">)</mo>
            </mrow>
          </mrow>
        </mtd>
      </mtr>
      <mtr>
        <mtd>
          <mrow/>
        </mtd>
      </mtr>
      <mtr>
        <mtd>
          <mrow>
            <mrow>
              <mo stretchy="false">(</mo>
              <mrow>
                <msub>
                  <mi>x</mi>
                  <mn>0</mn>
                </msub>
                <msub>
                  <mi>x</mi>
                  <mn>0</mn>
                </msub>
              </mrow>
              <mo stretchy="false">)</mo>
            </mrow>
            <mrow>
              <msup>
                <mo stretchy="false">ϵ</mo>
                <mn>0</mn>
              </msup>
              <mo stretchy="false">+</mo>
              <mrow>
                <mo stretchy="false">(</mo>
                <mrow>
                  <mrow>
                    <mo stretchy="false">−</mo>
                    <msub>
                      <mi>x</mi>
                      <mn>0</mn>
                    </msub>
                  </mrow>
                  <mrow>
                    <msub>
                      <mi>x</mi>
                      <mn>1</mn>
                    </msub>
                    <mo stretchy="false">+</mo>
                    <msub>
                      <mi>x</mi>
                      <mn>1</mn>
                    </msub>
                  </mrow>
                  <msub>
                    <mi>x</mi>
                    <mn>0</mn>
                  </msub>
                </mrow>
                <mo stretchy="false">)</mo>
              </mrow>
            </mrow>
            <mrow>
              <msup>
                <mo stretchy="false">ϵ</mo>
                <mn>1</mn>
              </msup>
              <mo stretchy="false">+</mo>
              <mrow>
                <mo stretchy="false">(</mo>
                <mrow>
                  <mrow>
                    <mo stretchy="false">−</mo>
                    <msub>
                      <mi>x</mi>
                      <mn>0</mn>
                    </msub>
                  </mrow>
                  <mrow>
                    <msub>
                      <mi>x</mi>
                      <mn>2</mn>
                    </msub>
                    <mo stretchy="false">−</mo>
                    <msub>
                      <mi>x</mi>
                      <mn>1</mn>
                    </msub>
                  </mrow>
                  <mrow>
                    <msub>
                      <mi>x</mi>
                      <mn>1</mn>
                    </msub>
                    <mo stretchy="false">+</mo>
                    <msub>
                      <mi>x</mi>
                      <mn>2</mn>
                    </msub>
                  </mrow>
                  <msub>
                    <mi>x</mi>
                    <mn>0</mn>
                  </msub>
                </mrow>
                <mo stretchy="false">)</mo>
              </mrow>
            </mrow>
            <mrow>
              <msup>
                <mo stretchy="false">ϵ</mo>
                <mn>2</mn>
              </msup>
              <mo stretchy="false">+</mo>
              <mrow>
                <mo stretchy="false">(</mo>
                <mrow>
                  <mrow>
                    <mo stretchy="false">−</mo>
                    <msub>
                      <mi>x</mi>
                      <mn>0</mn>
                    </msub>
                  </mrow>
                  <mrow>
                    <msub>
                      <mi>x</mi>
                      <mn>3</mn>
                    </msub>
                    <mo stretchy="false">−</mo>
                    <msub>
                      <mi>x</mi>
                      <mn>1</mn>
                    </msub>
                  </mrow>
                  <mrow>
                    <msub>
                      <mi>x</mi>
                      <mn>2</mn>
                    </msub>
                    <mo stretchy="false">−</mo>
                    <msub>
                      <mi>x</mi>
                      <mn>2</mn>
                    </msub>
                  </mrow>
                  <mrow>
                    <msub>
                      <mi>x</mi>
                      <mn>1</mn>
                    </msub>
                    <mo stretchy="false">+</mo>
                    <msub>
                      <mi>x</mi>
                      <mn>3</mn>
                    </msub>
                  </mrow>
                  <msub>
                    <mi>x</mi>
                    <mn>0</mn>
                  </msub>
                </mrow>
                <mo stretchy="false">)</mo>
              </mrow>
            </mrow>
            <mrow>
              <msup>
                <mo stretchy="false">ϵ</mo>
                <mn>3</mn>
              </msup>
              <mo stretchy="false">+</mo>
              <mrow>
                <mo stretchy="false">(</mo>
                <mrow>
                  <mrow>
                    <mo stretchy="false">−</mo>
                    <msub>
                      <mi>x</mi>
                      <mn>0</mn>
                    </msub>
                  </mrow>
                  <mrow>
                    <msub>
                      <mi>x</mi>
                      <mn>4</mn>
                    </msub>
                    <mo stretchy="false">−</mo>
                    <msub>
                      <mi>x</mi>
                      <mn>1</mn>
                    </msub>
                  </mrow>
                  <mrow>
                    <msub>
                      <mi>x</mi>
                      <mn>3</mn>
                    </msub>
                    <mo stretchy="false">−</mo>
                    <msub>
                      <mi>x</mi>
                      <mn>2</mn>
                    </msub>
                  </mrow>
                  <mrow>
                    <msub>
                      <mi>x</mi>
                      <mn>2</mn>
                    </msub>
                    <mo stretchy="false">−</mo>
                    <msub>
                      <mi>x</mi>
                      <mn>3</mn>
                    </msub>
                  </mrow>
                  <mrow>
                    <msub>
                      <mi>x</mi>
                      <mn>1</mn>
                    </msub>
                    <mo stretchy="false">+</mo>
                    <msub>
                      <mi>x</mi>
                      <mn>4</mn>
                    </msub>
                  </mrow>
                  <msub>
                    <mi>x</mi>
                    <mn>0</mn>
                  </msub>
                </mrow>
                <mo stretchy="false">)</mo>
              </mrow>
            </mrow>
            <msup>
              <mo stretchy="false">ϵ</mo>
              <mn>4</mn>
            </msup>
          </mrow>
        </mtd>
      </mtr>
      <mtr>
        <mtd>
          <mrow/>
        </mtd>
      </mtr>
      <mtr>
        <mtd>
          <mrow>
            <mrow>
              <mo stretchy="false">(</mo>
              <mrow>
                <msub>
                  <mi>x</mi>
                  <mn>0</mn>
                </msub>
                <msub>
                  <mi>x</mi>
                  <mn>0</mn>
                </msub>
              </mrow>
              <mo stretchy="false">)</mo>
            </mrow>
            <mrow>
              <msup>
                <mo stretchy="false">ϵ</mo>
                <mn>0</mn>
              </msup>
              <mo stretchy="false">+</mo>
              <mrow>
                <mo stretchy="false">(</mo>
                <mrow>
                  <msub>
                    <mi>x</mi>
                    <mn>0</mn>
                  </msub>
                  <mrow>
                    <msub>
                      <mi>x</mi>
                      <mn>1</mn>
                    </msub>
                    <mo stretchy="false">−</mo>
                    <msub>
                      <mi>x</mi>
                      <mn>1</mn>
                    </msub>
                  </mrow>
                  <msub>
                    <mi>x</mi>
                    <mn>0</mn>
                  </msub>
                </mrow>
                <mo stretchy="false">)</mo>
              </mrow>
            </mrow>
            <mrow>
              <msup>
                <mo stretchy="false">ϵ</mo>
                <mn>1</mn>
              </msup>
              <mo stretchy="false">+</mo>
              <mrow>
                <mo stretchy="false">(</mo>
                <mrow>
                  <msub>
                    <mi>x</mi>
                    <mn>0</mn>
                  </msub>
                  <mrow>
                    <msub>
                      <mi>x</mi>
                      <mn>2</mn>
                    </msub>
                    <mo stretchy="false">+</mo>
                    <msub>
                      <mi>x</mi>
                      <mn>1</mn>
                    </msub>
                  </mrow>
                  <mrow>
                    <msub>
                      <mi>x</mi>
                      <mn>1</mn>
                    </msub>
                    <mo stretchy="false">−</mo>
                    <msub>
                      <mi>x</mi>
                      <mn>2</mn>
                    </msub>
                  </mrow>
                  <msub>
                    <mi>x</mi>
                    <mn>0</mn>
                  </msub>
                </mrow>
                <mo stretchy="false">)</mo>
              </mrow>
            </mrow>
            <mrow>
              <msup>
                <mo stretchy="false">ϵ</mo>
                <mn>2</mn>
              </msup>
              <mo stretchy="false">+</mo>
              <mrow>
                <mo stretchy="false">(</mo>
                <mrow>
                  <msub>
                    <mi>x</mi>
                    <mn>0</mn>
                  </msub>
                  <mrow>
                    <msub>
                      <mi>x</mi>
                      <mn>3</mn>
                    </msub>
                    <mo stretchy="false">+</mo>
                    <msub>
                      <mi>x</mi>
                      <mn>1</mn>
                    </msub>
                  </mrow>
                  <mrow>
                    <msub>
                      <mi>x</mi>
                      <mn>2</mn>
                    </msub>
                    <mo stretchy="false">+</mo>
                    <msub>
                      <mi>x</mi>
                      <mn>2</mn>
                    </msub>
                  </mrow>
                  <mrow>
                    <msub>
                      <mi>x</mi>
                      <mn>1</mn>
                    </msub>
                    <mo stretchy="false">−</mo>
                    <msub>
                      <mi>x</mi>
                      <mn>3</mn>
                    </msub>
                  </mrow>
                  <msub>
                    <mi>x</mi>
                    <mn>0</mn>
                  </msub>
                </mrow>
                <mo stretchy="false">)</mo>
              </mrow>
            </mrow>
            <mrow>
              <msup>
                <mo stretchy="false">ϵ</mo>
                <mn>3</mn>
              </msup>
              <mo stretchy="false">+</mo>
              <mrow>
                <mo stretchy="false">(</mo>
                <mrow>
                  <msub>
                    <mi>x</mi>
                    <mn>0</mn>
                  </msub>
                  <mrow>
                    <msub>
                      <mi>x</mi>
                      <mn>4</mn>
                    </msub>
                    <mo stretchy="false">+</mo>
                    <msub>
                      <mi>x</mi>
                      <mn>1</mn>
                    </msub>
                  </mrow>
                  <mrow>
                    <msub>
                      <mi>x</mi>
                      <mn>3</mn>
                    </msub>
                    <mo stretchy="false">+</mo>
                    <msub>
                      <mi>x</mi>
                      <mn>2</mn>
                    </msub>
                  </mrow>
                  <mrow>
                    <msub>
                      <mi>x</mi>
                      <mn>2</mn>
                    </msub>
                    <mo stretchy="false">+</mo>
                    <msub>
                      <mi>x</mi>
                      <mn>3</mn>
                    </msub>
                  </mrow>
                  <mrow>
                    <msub>
                      <mi>x</mi>
                      <mn>1</mn>
                    </msub>
                    <mo stretchy="false">−</mo>
                    <msub>
                      <mi>x</mi>
                      <mn>4</mn>
                    </msub>
                  </mrow>
                  <msub>
                    <mi>x</mi>
                    <mn>0</mn>
                  </msub>
                </mrow>
                <mo stretchy="false">)</mo>
              </mrow>
            </mrow>
            <msup>
              <mo stretchy="false">ϵ</mo>
              <mn>4</mn>
            </msup>
          </mrow>
        </mtd>
      </mtr>
      <mtr>
        <mtd>
          <mrow/>
        </mtd>
      </mtr>
      <mtr>
        <mtd>
          <mrow>
            <mrow>
              <mo stretchy="false">(</mo>
              <mrow>
                <mrow>
                  <mo stretchy="false">(</mo>
                  <mrow>
                    <msub>
                      <mi>x</mi>
                      <mn>0</mn>
                    </msub>
                    <msub>
                      <mi>x</mi>
                      <mn>0</mn>
                    </msub>
                  </mrow>
                  <mo stretchy="false">)</mo>
                </mrow>
                <mrow>
                  <mo stretchy="false">(</mo>
                  <mrow>
                    <msub>
                      <mi>x</mi>
                      <mn>0</mn>
                    </msub>
                    <msub>
                      <mi>x</mi>
                      <mn>0</mn>
                    </msub>
                  </mrow>
                  <mo stretchy="false">)</mo>
                </mrow>
              </mrow>
              <mo stretchy="false">)</mo>
            </mrow>
            <msup>
              <mo stretchy="false">ϵ</mo>
              <mn>0</mn>
            </msup>
          </mrow>
        </mtd>
      </mtr>
      <mtr>
        <mtd>
          <mrow>
            <mrow>
              <mo stretchy="false">+</mo>
              <mrow>
                <mo stretchy="false">(</mo>
                <mrow>
                  <mrow>
                    <mo stretchy="false">(</mo>
                    <mrow>
                      <msub>
                        <mi>x</mi>
                        <mn>0</mn>
                      </msub>
                      <msub>
                        <mi>x</mi>
                        <mn>0</mn>
                      </msub>
                    </mrow>
                    <mo stretchy="false">)</mo>
                  </mrow>
                  <mrow>
                    <mrow>
                      <mo stretchy="false">(</mo>
                      <mrow>
                        <msub>
                          <mi>x</mi>
                          <mn>0</mn>
                        </msub>
                        <mrow>
                          <msub>
                            <mi>x</mi>
                            <mn>1</mn>
                          </msub>
                          <mo stretchy="false">−</mo>
                          <msub>
                            <mi>x</mi>
                            <mn>1</mn>
                          </msub>
                        </mrow>
                        <msub>
                          <mi>x</mi>
                          <mn>0</mn>
                        </msub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row>
                          <mo stretchy="false">−</mo>
                          <msub>
                            <mi>x</mi>
                            <mn>0</mn>
                          </msub>
                        </mrow>
                        <mrow>
                          <msub>
                            <mi>x</mi>
                            <mn>1</mn>
                          </msub>
                          <mo stretchy="false">+</mo>
                          <msub>
                            <mi>x</mi>
                            <mn>1</mn>
                          </msub>
                        </mrow>
                        <msub>
                          <mi>x</mi>
                          <mn>0</mn>
                        </msub>
                      </mrow>
                      <mo stretchy="false">)</mo>
                    </mrow>
                  </mrow>
                  <mrow>
                    <mo stretchy="false">(</mo>
                    <mrow>
                      <msub>
                        <mi>x</mi>
                        <mn>0</mn>
                      </msub>
                      <msub>
                        <mi>x</mi>
                        <mn>0</mn>
                      </msub>
                    </mrow>
                    <mo stretchy="false">)</mo>
                  </mrow>
                </mrow>
                <mo stretchy="false">)</mo>
              </mrow>
            </mrow>
            <msup>
              <mo stretchy="false">ϵ</mo>
              <mn>1</mn>
            </msup>
          </mrow>
        </mtd>
      </mtr>
      <mtr>
        <mtd>
          <mrow>
            <mrow>
              <mo stretchy="false">+</mo>
              <mrow>
                <mo stretchy="false">(</mo>
                <mrow>
                  <mrow>
                    <mo stretchy="false">(</mo>
                    <mrow>
                      <msub>
                        <mi>x</mi>
                        <mn>0</mn>
                      </msub>
                      <msub>
                        <mi>x</mi>
                        <mn>0</mn>
                      </msub>
                    </mrow>
                    <mo stretchy="false">)</mo>
                  </mrow>
                  <mrow>
                    <mrow>
                      <mo stretchy="false">(</mo>
                      <mrow>
                        <msub>
                          <mi>x</mi>
                          <mn>0</mn>
                        </msub>
                        <mrow>
                          <msub>
                            <mi>x</mi>
                            <mn>2</mn>
                          </msub>
                          <mo stretchy="false">+</mo>
                          <msub>
                            <mi>x</mi>
                            <mn>1</mn>
                          </msub>
                        </mrow>
                        <mrow>
                          <msub>
                            <mi>x</mi>
                            <mn>1</mn>
                          </msub>
                          <mo stretchy="false">−</mo>
                          <msub>
                            <mi>x</mi>
                            <mn>2</mn>
                          </msub>
                        </mrow>
                        <msub>
                          <mi>x</mi>
                          <mn>0</mn>
                        </msub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row>
                          <mo stretchy="false">−</mo>
                          <msub>
                            <mi>x</mi>
                            <mn>0</mn>
                          </msub>
                        </mrow>
                        <mrow>
                          <msub>
                            <mi>x</mi>
                            <mn>1</mn>
                          </msub>
                          <mo stretchy="false">+</mo>
                          <msub>
                            <mi>x</mi>
                            <mn>1</mn>
                          </msub>
                        </mrow>
                        <msub>
                          <mi>x</mi>
                          <mn>0</mn>
                        </msub>
                      </mrow>
                      <mo stretchy="false">)</mo>
                    </mrow>
                  </mrow>
                  <mrow>
                    <mrow>
                      <mo stretchy="false">(</mo>
                      <mrow>
                        <msub>
                          <mi>x</mi>
                          <mn>0</mn>
                        </msub>
                        <mrow>
                          <msub>
                            <mi>x</mi>
                            <mn>1</mn>
                          </msub>
                          <mo stretchy="false">−</mo>
                          <msub>
                            <mi>x</mi>
                            <mn>1</mn>
                          </msub>
                        </mrow>
                        <msub>
                          <mi>x</mi>
                          <mn>0</mn>
                        </msub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row>
                          <mo stretchy="false">−</mo>
                          <msub>
                            <mi>x</mi>
                            <mn>0</mn>
                          </msub>
                        </mrow>
                        <mrow>
                          <msub>
                            <mi>x</mi>
                            <mn>2</mn>
                          </msub>
                          <mo stretchy="false">−</mo>
                          <msub>
                            <mi>x</mi>
                            <mn>1</mn>
                          </msub>
                        </mrow>
                        <mrow>
                          <msub>
                            <mi>x</mi>
                            <mn>1</mn>
                          </msub>
                          <mo stretchy="false">+</mo>
                          <msub>
                            <mi>x</mi>
                            <mn>2</mn>
                          </msub>
                        </mrow>
                        <msub>
                          <mi>x</mi>
                          <mn>0</mn>
                        </msub>
                      </mrow>
                      <mo stretchy="false">)</mo>
                    </mrow>
                  </mrow>
                  <mrow>
                    <mo stretchy="false">(</mo>
                    <mrow>
                      <msub>
                        <mi>x</mi>
                        <mn>0</mn>
                      </msub>
                      <msub>
                        <mi>x</mi>
                        <mn>0</mn>
                      </msub>
                    </mrow>
                    <mo stretchy="false">)</mo>
                  </mrow>
                </mrow>
                <mo stretchy="false">)</mo>
              </mrow>
            </mrow>
            <msup>
              <mo stretchy="false">ϵ</mo>
              <mn>2</mn>
            </msup>
          </mrow>
        </mtd>
      </mtr>
      <mtr>
        <mtd>
          <mrow>
            <mrow>
              <mo stretchy="false">+</mo>
              <mrow>
                <mo stretchy="false">(</mo>
                <mrow>
                  <mrow>
                    <mo stretchy="false">(</mo>
                    <mrow>
                      <msub>
                        <mi>x</mi>
                        <mn>0</mn>
                      </msub>
                      <msub>
                        <mi>x</mi>
                        <mn>0</mn>
                      </msub>
                    </mrow>
                    <mo stretchy="false">)</mo>
                  </mrow>
                  <mrow>
                    <mrow>
                      <mo stretchy="false">(</mo>
                      <mrow>
                        <msub>
                          <mi>x</mi>
                          <mn>0</mn>
                        </msub>
                        <mrow>
                          <msub>
                            <mi>x</mi>
                            <mn>3</mn>
                          </msub>
                          <mo stretchy="false">+</mo>
                          <msub>
                            <mi>x</mi>
                            <mn>1</mn>
                          </msub>
                        </mrow>
                        <mrow>
                          <msub>
                            <mi>x</mi>
                            <mn>2</mn>
                          </msub>
                          <mo stretchy="false">+</mo>
                          <msub>
                            <mi>x</mi>
                            <mn>2</mn>
                          </msub>
                        </mrow>
                        <mrow>
                          <msub>
                            <mi>x</mi>
                            <mn>1</mn>
                          </msub>
                          <mo stretchy="false">−</mo>
                          <msub>
                            <mi>x</mi>
                            <mn>3</mn>
                          </msub>
                        </mrow>
                        <msub>
                          <mi>x</mi>
                          <mn>0</mn>
                        </msub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row>
                          <mo stretchy="false">−</mo>
                          <msub>
                            <mi>x</mi>
                            <mn>0</mn>
                          </msub>
                        </mrow>
                        <mrow>
                          <msub>
                            <mi>x</mi>
                            <mn>1</mn>
                          </msub>
                          <mo stretchy="false">+</mo>
                          <msub>
                            <mi>x</mi>
                            <mn>1</mn>
                          </msub>
                        </mrow>
                        <msub>
                          <mi>x</mi>
                          <mn>0</mn>
                        </msub>
                      </mrow>
                      <mo stretchy="false">)</mo>
                    </mrow>
                  </mrow>
                  <mrow>
                    <mrow>
                      <mo stretchy="false">(</mo>
                      <mrow>
                        <msub>
                          <mi>x</mi>
                          <mn>0</mn>
                        </msub>
                        <mrow>
                          <msub>
                            <mi>x</mi>
                            <mn>2</mn>
                          </msub>
                          <mo stretchy="false">+</mo>
                          <msub>
                            <mi>x</mi>
                            <mn>1</mn>
                          </msub>
                        </mrow>
                        <mrow>
                          <msub>
                            <mi>x</mi>
                            <mn>1</mn>
                          </msub>
                          <mo stretchy="false">−</mo>
                          <msub>
                            <mi>x</mi>
                            <mn>2</mn>
                          </msub>
                        </mrow>
                        <msub>
                          <mi>x</mi>
                          <mn>0</mn>
                        </msub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row>
                          <mo stretchy="false">−</mo>
                          <msub>
                            <mi>x</mi>
                            <mn>0</mn>
                          </msub>
                        </mrow>
                        <mrow>
                          <msub>
                            <mi>x</mi>
                            <mn>2</mn>
                          </msub>
                          <mo stretchy="false">−</mo>
                          <msub>
                            <mi>x</mi>
                            <mn>1</mn>
                          </msub>
                        </mrow>
                        <mrow>
                          <msub>
                            <mi>x</mi>
                            <mn>1</mn>
                          </msub>
                          <mo stretchy="false">+</mo>
                          <msub>
                            <mi>x</mi>
                            <mn>2</mn>
                          </msub>
                        </mrow>
                        <msub>
                          <mi>x</mi>
                          <mn>0</mn>
                        </msub>
                      </mrow>
                      <mo stretchy="false">)</mo>
                    </mrow>
                  </mrow>
                  <mrow>
                    <mrow>
                      <mo stretchy="false">(</mo>
                      <mrow>
                        <msub>
                          <mi>x</mi>
                          <mn>0</mn>
                        </msub>
                        <mrow>
                          <msub>
                            <mi>x</mi>
                            <mn>1</mn>
                          </msub>
                          <mo stretchy="false">−</mo>
                          <msub>
                            <mi>x</mi>
                            <mn>1</mn>
                          </msub>
                        </mrow>
                        <msub>
                          <mi>x</mi>
                          <mn>0</mn>
                        </msub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row>
                          <mo stretchy="false">−</mo>
                          <msub>
                            <mi>x</mi>
                            <mn>0</mn>
                          </msub>
                        </mrow>
                        <mrow>
                          <msub>
                            <mi>x</mi>
                            <mn>3</mn>
                          </msub>
                          <mo stretchy="false">−</mo>
                          <msub>
                            <mi>x</mi>
                            <mn>1</mn>
                          </msub>
                        </mrow>
                        <mrow>
                          <msub>
                            <mi>x</mi>
                            <mn>3</mn>
                          </msub>
                          <mo stretchy="false">−</mo>
                          <msub>
                            <mi>x</mi>
                            <mn>2</mn>
                          </msub>
                        </mrow>
                        <mrow>
                          <msub>
                            <mi>x</mi>
                            <mn>1</mn>
                          </msub>
                          <mo stretchy="false">+</mo>
                          <msub>
                            <mi>x</mi>
                            <mn>3</mn>
                          </msub>
                        </mrow>
                        <msub>
                          <mi>x</mi>
                          <mn>0</mn>
                        </msub>
                      </mrow>
                      <mo stretchy="false">)</mo>
                    </mrow>
                  </mrow>
                  <mrow>
                    <mo stretchy="false">(</mo>
                    <mrow>
                      <msub>
                        <mi>x</mi>
                        <mn>0</mn>
                      </msub>
                      <msub>
                        <mi>x</mi>
                        <mn>0</mn>
                      </msub>
                    </mrow>
                    <mo stretchy="false">)</mo>
                  </mrow>
                </mrow>
                <mo stretchy="false">)</mo>
              </mrow>
            </mrow>
            <msup>
              <mo stretchy="false">ϵ</mo>
              <mn>3</mn>
            </msup>
          </mrow>
        </mtd>
      </mtr>
      <mtr>
        <mtd>
          <mrow>
            <mrow>
              <mo stretchy="false">+</mo>
              <mrow>
                <mo stretchy="false">(</mo>
                <mrow>
                  <mrow>
                    <mo stretchy="false">(</mo>
                    <mrow>
                      <msub>
                        <mi>x</mi>
                        <mn>0</mn>
                      </msub>
                      <msub>
                        <mi>x</mi>
                        <mn>0</mn>
                      </msub>
                    </mrow>
                    <mo stretchy="false">)</mo>
                  </mrow>
                  <mrow>
                    <mrow>
                      <mo stretchy="false">(</mo>
                      <mrow>
                        <msub>
                          <mi>x</mi>
                          <mn>0</mn>
                        </msub>
                        <mrow>
                          <msub>
                            <mi>x</mi>
                            <mn>4</mn>
                          </msub>
                          <mo stretchy="false">+</mo>
                          <msub>
                            <mi>x</mi>
                            <mn>1</mn>
                          </msub>
                        </mrow>
                        <mrow>
                          <msub>
                            <mi>x</mi>
                            <mn>3</mn>
                          </msub>
                          <mo stretchy="false">+</mo>
                          <msub>
                            <mi>x</mi>
                            <mn>2</mn>
                          </msub>
                        </mrow>
                        <mrow>
                          <msub>
                            <mi>x</mi>
                            <mn>2</mn>
                          </msub>
                          <mo stretchy="false">+</mo>
                          <msub>
                            <mi>x</mi>
                            <mn>3</mn>
                          </msub>
                        </mrow>
                        <mrow>
                          <msub>
                            <mi>x</mi>
                            <mn>1</mn>
                          </msub>
                          <mo stretchy="false">−</mo>
                          <msub>
                            <mi>x</mi>
                            <mn>4</mn>
                          </msub>
                        </mrow>
                        <msub>
                          <mi>x</mi>
                          <mn>0</mn>
                        </msub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row>
                          <mo stretchy="false">−</mo>
                          <msub>
                            <mi>x</mi>
                            <mn>0</mn>
                          </msub>
                        </mrow>
                        <mrow>
                          <msub>
                            <mi>x</mi>
                            <mn>1</mn>
                          </msub>
                          <mo stretchy="false">+</mo>
                          <msub>
                            <mi>x</mi>
                            <mn>1</mn>
                          </msub>
                        </mrow>
                        <msub>
                          <mi>x</mi>
                          <mn>0</mn>
                        </msub>
                      </mrow>
                      <mo stretchy="false">)</mo>
                    </mrow>
                  </mrow>
                  <mrow>
                    <mrow>
                      <mo stretchy="false">(</mo>
                      <mrow>
                        <msub>
                          <mi>x</mi>
                          <mn>0</mn>
                        </msub>
                        <mrow>
                          <msub>
                            <mi>x</mi>
                            <mn>3</mn>
                          </msub>
                          <mo stretchy="false">+</mo>
                          <msub>
                            <mi>x</mi>
                            <mn>1</mn>
                          </msub>
                        </mrow>
                        <mrow>
                          <msub>
                            <mi>x</mi>
                            <mn>2</mn>
                          </msub>
                          <mo stretchy="false">+</mo>
                          <msub>
                            <mi>x</mi>
                            <mn>2</mn>
                          </msub>
                        </mrow>
                        <mrow>
                          <msub>
                            <mi>x</mi>
                            <mn>1</mn>
                          </msub>
                          <mo stretchy="false">−</mo>
                          <msub>
                            <mi>x</mi>
                            <mn>3</mn>
                          </msub>
                        </mrow>
                        <msub>
                          <mi>x</mi>
                          <mn>0</mn>
                        </msub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row>
                          <mo stretchy="false">−</mo>
                          <msub>
                            <mi>x</mi>
                            <mn>0</mn>
                          </msub>
                        </mrow>
                        <mrow>
                          <msub>
                            <mi>x</mi>
                            <mn>2</mn>
                          </msub>
                          <mo stretchy="false">−</mo>
                          <msub>
                            <mi>x</mi>
                            <mn>1</mn>
                          </msub>
                        </mrow>
                        <mrow>
                          <msub>
                            <mi>x</mi>
                            <mn>1</mn>
                          </msub>
                          <mo stretchy="false">+</mo>
                          <msub>
                            <mi>x</mi>
                            <mn>2</mn>
                          </msub>
                        </mrow>
                        <msub>
                          <mi>x</mi>
                          <mn>0</mn>
                        </msub>
                      </mrow>
                      <mo stretchy="false">)</mo>
                    </mrow>
                  </mrow>
                  <mrow>
                    <mrow>
                      <mo stretchy="false">(</mo>
                      <mrow>
                        <msub>
                          <mi>x</mi>
                          <mn>0</mn>
                        </msub>
                        <mrow>
                          <msub>
                            <mi>x</mi>
                            <mn>2</mn>
                          </msub>
                          <mo stretchy="false">+</mo>
                          <msub>
                            <mi>x</mi>
                            <mn>1</mn>
                          </msub>
                        </mrow>
                        <mrow>
                          <msub>
                            <mi>x</mi>
                            <mn>1</mn>
                          </msub>
                          <mo stretchy="false">−</mo>
                          <msub>
                            <mi>x</mi>
                            <mn>2</mn>
                          </msub>
                        </mrow>
                        <msub>
                          <mi>x</mi>
                          <mn>0</mn>
                        </msub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row>
                          <mo stretchy="false">−</mo>
                          <msub>
                            <mi>x</mi>
                            <mn>0</mn>
                          </msub>
                        </mrow>
                        <mrow>
                          <msub>
                            <mi>x</mi>
                            <mn>3</mn>
                          </msub>
                          <mo stretchy="false">−</mo>
                          <msub>
                            <mi>x</mi>
                            <mn>1</mn>
                          </msub>
                        </mrow>
                        <mrow>
                          <msub>
                            <mi>x</mi>
                            <mn>2</mn>
                          </msub>
                          <mo stretchy="false">−</mo>
                          <msub>
                            <mi>x</mi>
                            <mn>2</mn>
                          </msub>
                        </mrow>
                        <mrow>
                          <msub>
                            <mi>x</mi>
                            <mn>1</mn>
                          </msub>
                          <mo stretchy="false">+</mo>
                          <msub>
                            <mi>x</mi>
                            <mn>3</mn>
                          </msub>
                        </mrow>
                        <msub>
                          <mi>x</mi>
                          <mn>0</mn>
                        </msub>
                      </mrow>
                      <mo stretchy="false">)</mo>
                    </mrow>
                  </mrow>
                  <mrow>
                    <mrow>
                      <mo stretchy="false">(</mo>
                      <mrow>
                        <msub>
                          <mi>x</mi>
                          <mn>0</mn>
                        </msub>
                        <mrow>
                          <msub>
                            <mi>x</mi>
                            <mn>1</mn>
                          </msub>
                          <mo stretchy="false">−</mo>
                          <msub>
                            <mi>x</mi>
                            <mn>1</mn>
                          </msub>
                        </mrow>
                        <msub>
                          <mi>x</mi>
                          <mn>0</mn>
                        </msub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row>
                          <mo stretchy="false">−</mo>
                          <msub>
                            <mi>x</mi>
                            <mn>0</mn>
                          </msub>
                        </mrow>
                        <mrow>
                          <msub>
                            <mi>x</mi>
                            <mn>4</mn>
                          </msub>
                          <mo stretchy="false">−</mo>
                          <msub>
                            <mi>x</mi>
                            <mn>1</mn>
                          </msub>
                        </mrow>
                        <mrow>
                          <msub>
                            <mi>x</mi>
                            <mn>3</mn>
                          </msub>
                          <mo stretchy="false">−</mo>
                          <msub>
                            <mi>x</mi>
                            <mn>2</mn>
                          </msub>
                        </mrow>
                        <mrow>
                          <msub>
                            <mi>x</mi>
                            <mn>2</mn>
                          </msub>
                          <mo stretchy="false">−</mo>
                          <msub>
                            <mi>x</mi>
                            <mn>3</mn>
                          </msub>
                        </mrow>
                        <mrow>
                          <msub>
                            <mi>x</mi>
                            <mn>1</mn>
                          </msub>
                          <mo stretchy="false">+</mo>
                          <msub>
                            <mi>x</mi>
                            <mn>4</mn>
                          </msub>
                        </mrow>
                        <msub>
                          <mi>x</mi>
                          <mn>0</mn>
                        </msub>
                      </mrow>
                      <mo stretchy="false">)</mo>
                    </mrow>
                  </mrow>
                  <mrow>
                    <mo stretchy="false">(</mo>
                    <mrow>
                      <msub>
                        <mi>x</mi>
                        <mn>0</mn>
                      </msub>
                      <msub>
                        <mi>x</mi>
                        <mn>0</mn>
                      </msub>
                    </mrow>
                    <mo stretchy="false">)</mo>
                  </mrow>
                </mrow>
                <mo stretchy="false">)</mo>
              </mrow>
            </mrow>
            <msup>
              <mo stretchy="false">ϵ</mo>
              <mn>4</mn>
            </msup>
          </mrow>
        </mtd>
      </mtr>
      <mtr>
        <mtd>
          <mrow/>
        </mtd>
      </mtr>
      <mtr>
        <mtd>
          <mrow>
            <mrow>
              <mo stretchy="false">(</mo>
              <mrow>
                <msub>
                  <mi>x</mi>
                  <mn>0</mn>
                </msub>
                <msub>
                  <mi>x</mi>
                  <mn>0</mn>
                </msub>
                <msub>
                  <mi>x</mi>
                  <mn>0</mn>
                </msub>
                <msub>
                  <mi>x</mi>
                  <mn>0</mn>
                </msub>
              </mrow>
              <mo stretchy="false">)</mo>
            </mrow>
            <msup>
              <mo stretchy="false">ϵ</mo>
              <mn>0</mn>
            </msup>
          </mrow>
        </mtd>
      </mtr>
      <mtr>
        <mtd>
          <mrow>
            <mrow>
              <mo stretchy="false">+</mo>
              <mn>0</mn>
            </mrow>
            <msup>
              <mo stretchy="false">ϵ</mo>
              <mn>1</mn>
            </msup>
          </mrow>
        </mtd>
      </mtr>
      <mtr>
        <mtd>
          <mrow>
            <mrow>
              <mo stretchy="false">+</mo>
              <mn>0</mn>
            </mrow>
            <msup>
              <mo stretchy="false">ϵ</mo>
              <mn>2</mn>
            </msup>
          </mrow>
        </mtd>
      </mtr>
      <mtr>
        <mtd>
          <mrow>
            <mrow>
              <mo stretchy="false">+</mo>
              <mrow>
                <mo stretchy="false">(</mo>
                <mrow>
                  <mrow>
                    <mo stretchy="false">+</mo>
                    <msub>
                      <mi>x</mi>
                      <mn>0</mn>
                    </msub>
                  </mrow>
                  <msub>
                    <mi>x</mi>
                    <mn>0</mn>
                  </msub>
                  <msub>
                    <mi>x</mi>
                    <mn>2</mn>
                  </msub>
                  <mrow>
                    <msub>
                      <mi>x</mi>
                      <mn>1</mn>
                    </msub>
                    <mo stretchy="false">−</mo>
                    <msub>
                      <mi>x</mi>
                      <mn>1</mn>
                    </msub>
                  </mrow>
                  <msub>
                    <mi>x</mi>
                    <mn>3</mn>
                  </msub>
                  <msub>
                    <mi>x</mi>
                    <mn>0</mn>
                  </msub>
                  <msub>
                    <mi>x</mi>
                    <mn>0</mn>
                  </msub>
                </mrow>
                <mo stretchy="false">)</mo>
              </mrow>
            </mrow>
            <msup>
              <mo stretchy="false">ϵ</mo>
              <mn>3</mn>
            </msup>
          </mrow>
        </mtd>
      </mtr>
      <mtr>
        <mtd>
          <mrow>
            <mrow>
              <mo stretchy="false">+</mo>
              <mrow>
                <mo stretchy="false">(</mo>
                <mrow>
                  <mrow>
                    <mo stretchy="false">−</mo>
                    <msub>
                      <mi>x</mi>
                      <mn>1</mn>
                    </msub>
                  </mrow>
                  <msub>
                    <mi>x</mi>
                    <mn>1</mn>
                  </msub>
                  <msub>
                    <mi>x</mi>
                    <mn>1</mn>
                  </msub>
                  <msub>
                    <mi>x</mi>
                    <mn>1</mn>
                  </msub>
                </mrow>
                <mo stretchy="false">)</mo>
              </mrow>
            </mrow>
            <msup>
              <mo stretchy="false">ϵ</mo>
              <mn>4</mn>
            </msup>
          </mrow>
        </mtd>
      </mtr>
      <mtr>
        <mtd>
          <mrow/>
        </mtd>
      </mtr>
    </mtable>
    <annotation encoding="StarMath 5.0">(x sub 0 %epsilon sup 0 + x sub 1 %epsilon sup 1 + x sub 2 %epsilon sup 2 + x sub 3 %epsilon sup 3 + x sub 4 %epsilon sup 4) (x sub 0 %epsilon sup 0 - x sub 1 %epsilon sup 1 - x sub 2 %epsilon sup 2 - x sub 3 %epsilon sup 3 - x sub 4 %epsilon sup 4) newline
newline

(x sub 0 x sub 0) %epsilon sup 0 + (-x sub 0 x sub 1 + x sub 1 x sub 0) %epsilon sup 1 + (-x sub 0 x sub 2 - x sub 1 x sub 1 + x sub 2 x sub 0) %epsilon sup 2 + (- x sub 0 x sub 3 - x sub 1 x sub 2 - x sub 2 x sub 1 + x sub 3 x sub 0) %epsilon sup 3 +(- x sub 0 x sub 4 - x sub 1 x sub 3 - x sub 2 x sub 2 - x sub 3 x sub 1 + x sub 4 x sub 0)  %epsilon sup 4 newline
newline

(x sub 0 x sub 0) %epsilon sup 0 + (x sub 0 x sub 1 - x sub 1 x sub 0) %epsilon sup 1 + (x sub 0 x sub 2 + x sub 1 x sub 1 - x sub 2 x sub 0) %epsilon sup 2 + ( x sub 0 x sub 3 + x sub 1 x sub 2 + x sub 2 x sub 1 - x sub 3 x sub 0) %epsilon sup 3 +( x sub 0 x sub 4 + x sub 1 x sub 3 + x sub 2 x sub 2 + x sub 3 x sub 1 - x sub 4 x sub 0)  %epsilon sup 4 newline
newline

((x sub 0 x sub 0)(x sub 0 x sub 0)) %epsilon sup 0 newline
+ ((x sub 0 x sub 0)(x sub 0 x sub 1 - x sub 1 x sub 0)
+ (- x sub 0 x sub 1 + x sub 1 x sub 0) (x sub 0 x sub 0)) %epsilon sup 1 newline
+ ((x sub 0 x sub 0)(x sub 0 x sub 2 + x sub 1 x sub 1 - x sub 2 x sub 0)+ (-x sub 0 x sub 1 + x sub 1 x sub 0) (x sub 0 x sub 1 - x sub 1 x sub 0) + (-x sub 0 x sub 2 - x sub 1 x sub 1 + x sub 2 x sub 0)(x sub 0 x sub 0)) %epsilon sup 2 newline
+ ((x sub 0 x sub 0) (x sub 0 x sub 3 + x sub 1 x sub 2 + x sub 2 x sub 1 - x sub 3 x sub 0) + (- x sub 0 x sub 1 + x sub 1 x sub 0)(x sub 0 x sub 2 + x sub 1 x sub 1 - x sub 2 x sub 0) + (-x sub 0 x sub 2 - x sub 1 x sub 1 + x sub 2 x sub 0) (x sub 0 x sub 1 - x sub 1 x sub 0) + (- x sub 0 x sub 3 - x sub 1 x sub 3 - x sub 2 x sub 1 + x sub 3 x sub 0) (x sub 0 x sub 0)) %epsilon sup 3 newline
+ ((x sub 0 x sub 0) (x sub 0 x sub 4 + x sub 1 x sub 3 + x sub 2 x sub 2 + x sub 3 x sub 1 - x sub 4 x sub 0) + (-x sub 0 x sub 1 + x sub 1 x sub 0) (x sub 0 x sub 3 + x sub 1 x sub 2 + x sub 2 x sub 1 - x sub 3 x sub 0) + (-x sub 0 x sub 2 - x sub 1 x sub 1 + x sub 2 x sub 0) (x sub 0 x sub 2 + x sub 1 x sub 1 - x sub 2 x sub 0) + (- x sub 0 x sub 3 - x sub 1 x sub 2 - x sub 2 x sub 1 + x sub 3 x sub 0) (x sub 0 x sub 1 - x sub 1 x sub 0) + (- x sub 0 x sub 4 - x sub 1 x sub 3 - x sub 2 x sub 2 - x sub 3 x sub 1 + x sub 4 x sub 0) (x sub 0 x sub 0)) %epsilon sup 4 newline
newline

(x sub 0 x sub 0 x sub 0 x sub 0) %epsilon sup 0 newline
+ 0 %epsilon sup 1 newline
+ 0 %epsilon sup 2 newline
+ (+ x sub 0 x sub 0 x sub 2 x sub 1- x sub 1 x sub 3 x sub 0 x sub 0) %epsilon sup 3 newline
+ (- x sub 1 x sub 1 x sub 1 x sub 1) %epsilon sup 4 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3:06:58.451447000</meta:creation-date>
    <meta:generator>LibreOffice/4.1.3.2$MacOSX_x86 LibreOffice_project/70feb7d99726f064edab4605a8ab840c50ec57a</meta:generator>
  </office:meta>
</office:document-meta>
</file>